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618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1.2102in" fo:break-before="auto" style:use-optimal-row-height="true"/>
    </style:style>
    <style:style style:name="ro5" style:family="table-row">
      <style:table-row-properties style:row-height="1.5071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fece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e6b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background-color="#afe6b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e6ba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upload.wikimedia.org/wikipedia/commons/thumb/7/72/Basketball_Clipart.svg/40px-Basketball_Clipart.svg.png" draw:style-name="gr1" draw:text-style-name="P1" svg:width="0.1661in" svg:height="0.1661in" svg:x="0in" svg:y="15.4665in">
            <draw:image xlink:href="https://upload.wikimedia.org/wikipedia/commons/thumb/7/72/Basketball_Clipart.svg/40px-Basketball_Clipart.svg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7"/>
        <table:table-column table:style-name="co1" table:default-cell-style-name="ce4"/>
        <table:table-column table:style-name="co1" table:default-cell-style-name="ce10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Rebounds </text:p>
          </table:table-cell>
          <table:table-cell table:style-name="ce1" office:value-type="string" calcext:value-type="string">
            <text:p>Player </text:p>
          </table:table-cell>
          <table:table-cell table:style-name="ce1" office:value-type="string" calcext:value-type="string">
            <text:p>Team </text:p>
          </table:table-cell>
          <table:table-cell table:style-name="ce1" office:value-type="string" calcext:value-type="string">
            <text:p>Date </text:p>
          </table:table-cell>
          <table:table-cell table:style-name="ce1" office:value-type="string" calcext:value-type="string" table:number-columns-spanned="2" table:number-rows-spanned="1">
            <text:p>Opponent </text:p>
          </table:table-cell>
          <table:covered-table-cell/>
          <table:table-cell table:style-name="ce1"/>
          <table:table-cell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0-11-24" calcext:value-type="date">
            <text:p>11/24/60</text:p>
          </table:table-cell>
          <table:table-cell office:value-type="string" calcext:value-type="string" table:number-columns-spanned="2" table:number-rows-spanned="1">
            <text:p><text:a xlink:href="https://en.wikipedia.org/wiki/Boston_Celtics" xlink:type="simple">Boston Celtics</text:a> 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60-02-05" calcext:value-type="date">
            <text:p>02/05/60</text:p>
          </table:table-cell>
          <table:table-cell office:value-type="string" calcext:value-type="string" table:number-columns-spanned="2" table:number-rows-spanned="1">
            <text:p><text:a xlink:href="https://en.wikipedia.org/wiki/Syracuse_Nationals" xlink:type="simple">Syracuse Nationals</text:a> 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49" calcext:value-type="float" table:number-columns-spanned="1" table:number-rows-spanned="2">
            <text:p>49</text:p>
          </table:table-cell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57-11-16" calcext:value-type="date">
            <text:p>11/16/57</text:p>
          </table:table-cell>
          <table:table-cell office:value-type="string" calcext:value-type="string" table:number-columns-spanned="2" table:number-rows-spanned="1">
            <text:p><text:a xlink:href="https://en.wikipedia.org/wiki/Philadelphia_Warriors" xlink:type="simple">Philadelphia Warrior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65-03-11" calcext:value-type="date">
            <text:p>03/11/65</text:p>
          </table:table-cell>
          <table:table-cell office:value-type="string" calcext:value-type="string" table:number-columns-spanned="2" table:number-rows-spanned="1">
            <text:p><text:a xlink:href="https://en.wikipedia.org/wiki/Detroit_Pistons" xlink:type="simple">Detroit Pistons</text:a> </text:p>
          </table:table-cell>
          <table:covered-table-cell/>
          <table:table-cell table:style-name="ce12"/>
          <table:table-cell/>
        </table:table-row>
        <table:table-row table:style-name="ro3">
          <table:table-cell table:style-name="ce2" office:value-type="float" office:value="45" calcext:value-type="float" table:number-columns-spanned="1" table:number-rows-spanned="2">
            <text:p>45</text:p>
          </table:table-cell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0-02-06" calcext:value-type="date">
            <text:p>02/06/60</text:p>
          </table:table-cell>
          <table:table-cell office:value-type="string" calcext:value-type="string" table:number-columns-spanned="2" table:number-rows-spanned="1">
            <text:p><text:a xlink:href="https://en.wikipedia.org/wiki/Syracuse_Nationals" xlink:type="simple">Syracuse National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1-01-21" calcext:value-type="date">
            <text:p>01/21/61</text:p>
          </table:table-cell>
          <table:table-cell office:value-type="string" calcext:value-type="string" table:number-columns-spanned="2" table:number-rows-spanned="1">
            <text:p><text:a xlink:href="https://en.wikipedia.org/wiki/Los_Angeles_Lakers" xlink:type="simple">Los Angeles Lakers</text:a> </text:p>
          </table:table-cell>
          <table:covered-table-cell/>
          <table:table-cell table:number-columns-repeated="2"/>
        </table:table-row>
        <table:table-row table:style-name="ro3">
          <table:table-cell table:style-name="ce2" office:value-type="float" office:value="43" calcext:value-type="float" table:number-columns-spanned="1" table:number-rows-spanned="4">
            <text:p>43</text:p>
          </table:table-cell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59-11-10" calcext:value-type="date">
            <text:p>11/10/59</text:p>
          </table:table-cell>
          <table:table-cell office:value-type="string" calcext:value-type="string" table:number-columns-spanned="2" table:number-rows-spanned="1">
            <text:p><text:a xlink:href="https://en.wikipedia.org/wiki/New_York_Knicks" xlink:type="simple">New York Knick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1-12-08" calcext:value-type="date">
            <text:p>12/08/61</text:p>
          </table:table-cell>
          <table:table-cell office:value-type="string" calcext:value-type="string" table:number-columns-spanned="2" table:number-rows-spanned="1">
            <text:p><text:a xlink:href="https://en.wikipedia.org/wiki/Los_Angeles_Lakers" xlink:type="simple">Los Angeles Laker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63-01-20" calcext:value-type="date">
            <text:p>01/20/63</text:p>
          </table:table-cell>
          <table:table-cell office:value-type="string" calcext:value-type="string" table:number-columns-spanned="2" table:number-rows-spanned="1">
            <text:p><text:a xlink:href="https://en.wikipedia.org/wiki/Los_Angeles_Lakers" xlink:type="simple">Los Angeles Laker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76ers" xlink:type="simple">Philadelphia 76ers</text:a> </text:p>
          </table:table-cell>
          <table:table-cell office:value-type="date" office:date-value="1965-03-06" calcext:value-type="date">
            <text:p>03/06/65</text:p>
          </table:table-cell>
          <table:table-cell office:value-type="string" calcext:value-type="string" table:number-columns-spanned="2" table:number-rows-spanned="1">
            <text:p><text:a xlink:href="https://en.wikipedia.org/wiki/Boston_Celtics" xlink:type="simple">Boston Celtics</text:a> </text:p>
          </table:table-cell>
          <table:covered-table-cell/>
          <table:table-cell table:style-name="ce12"/>
          <table:table-cell/>
        </table:table-row>
        <table:table-row table:style-name="ro3">
          <table:table-cell table:style-name="ce2" office:value-type="float" office:value="42" calcext:value-type="float" table:number-columns-spanned="1" table:number-rows-spanned="5">
            <text:p>42</text:p>
          </table:table-cell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0-01-15" calcext:value-type="date">
            <text:p>01/15/60</text:p>
          </table:table-cell>
          <table:table-cell office:value-type="string" calcext:value-type="string" table:number-columns-spanned="2" table:number-rows-spanned="1">
            <text:p><text:a xlink:href="https://en.wikipedia.org/wiki/Boston_Celtics" xlink:type="simple">Boston Celtic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0-01-25" calcext:value-type="date">
            <text:p>01/25/60</text:p>
          </table:table-cell>
          <table:table-cell office:value-type="string" calcext:value-type="string" table:number-columns-spanned="2" table:number-rows-spanned="1">
            <text:p><text:a xlink:href="https://en.wikipedia.org/wiki/Detroit_Pistons" xlink:type="simple">Detroit Piston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Nate_Thurmond" xlink:type="simple">Nate Thurmond</text:a>* </text:p>
          </table:table-cell>
          <table:table-cell office:value-type="string" calcext:value-type="string">
            <text:p><text:a xlink:href="https://en.wikipedia.org/wiki/San_Francisco_Warriors" xlink:type="simple">San Francisco Warriors</text:a> </text:p>
          </table:table-cell>
          <table:table-cell office:value-type="date" office:date-value="1965-11-09" calcext:value-type="date">
            <text:p>11/09/65</text:p>
          </table:table-cell>
          <table:table-cell office:value-type="string" calcext:value-type="string" table:number-columns-spanned="2" table:number-rows-spanned="1">
            <text:p><text:a xlink:href="https://en.wikipedia.org/wiki/Detroit_Pistons" xlink:type="simple">Detroit Piston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76ers" xlink:type="simple">Philadelphia 76ers</text:a> </text:p>
          </table:table-cell>
          <table:table-cell office:value-type="date" office:date-value="1966-01-14" calcext:value-type="date">
            <text:p>01/14/66</text:p>
          </table:table-cell>
          <table:table-cell office:value-type="string" calcext:value-type="string" table:number-columns-spanned="2" table:number-rows-spanned="1">
            <text:p><text:a xlink:href="https://en.wikipedia.org/wiki/Boston_Celtics" xlink:type="simple">Boston Celtic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Los_Angeles_Lakers" xlink:type="simple">Los Angeles Lakers</text:a> </text:p>
          </table:table-cell>
          <table:table-cell office:value-type="date" office:date-value="1969-03-07" calcext:value-type="date">
            <text:p>03/07/69</text:p>
          </table:table-cell>
          <table:table-cell office:value-type="string" calcext:value-type="string" table:number-columns-spanned="2" table:number-rows-spanned="1">
            <text:p><text:a xlink:href="https://en.wikipedia.org/wiki/Boston_Celtics" xlink:type="simple">Boston Celtics</text:a> 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float" office:value="41" calcext:value-type="float" table:number-columns-spanned="1" table:number-rows-spanned="4">
            <text:p>41</text:p>
          </table:table-cell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58-02-12" calcext:value-type="date">
            <text:p>02/12/58</text:p>
          </table:table-cell>
          <table:table-cell office:value-type="string" calcext:value-type="string" table:number-columns-spanned="2" table:number-rows-spanned="1">
            <text:p><text:a xlink:href="https://en.wikipedia.org/wiki/Syracuse_Nationals" xlink:type="simple">Syracuse Nationals</text:a> </text:p>
          </table:table-cell>
          <table:covered-table-cell/>
          <table:table-cell table:style-name="ce12"/>
          <table:table-cell/>
        </table:table-row>
        <table:table-row table:style-name="ro4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San_Francisco_Warriors" xlink:type="simple">San Francisco Warriors</text:a> </text:p>
          </table:table-cell>
          <table:table-cell office:value-type="date" office:date-value="1962-10-26" calcext:value-type="date">
            <text:p>10/26/62</text:p>
          </table:table-cell>
          <table:table-cell office:value-type="string" calcext:value-type="string" table:number-columns-spanned="2" table:number-rows-spanned="1">
            <text:p><text:a xlink:href="https://en.wikipedia.org/wiki/Detroit_Pistons" xlink:type="simple">Detroit Piston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65-03-14" calcext:value-type="date">
            <text:p>03/14/65</text:p>
          </table:table-cell>
          <table:table-cell office:value-type="string" calcext:value-type="string" table:number-columns-spanned="2" table:number-rows-spanned="1">
            <text:p><text:a xlink:href="https://en.wikipedia.org/wiki/San_Francisco_Warriors" xlink:type="simple">San Francisco Warriors</text:a> </text:p>
          </table:table-cell>
          <table:covered-table-cell/>
          <table:table-cell table:style-name="ce12"/>
          <table:table-cell/>
        </table:table-row>
        <table:table-row table:style-name="ro1">
          <table:covered-table-cell/>
          <table:table-cell/>
          <table:table-cell table:style-name="ce9"/>
          <table:table-cell table:style-name="ce11"/>
          <table:table-cell table:style-name="ce9" table:number-columns-spanned="2" table:number-rows-spanned="1"/>
          <table:covered-table-cell/>
          <table:table-cell table:style-name="ce9"/>
          <table:table-cell/>
        </table:table-row>
        <table:table-row table:style-name="ro1">
          <table:table-cell table:style-name="ce2" office:value-type="float" office:value="40" calcext:value-type="float" table:number-columns-spanned="1" table:number-rows-spanned="9">
            <text:p>40</text:p>
          </table:table-cell>
          <table:table-cell/>
          <table:table-cell table:style-name="ce9"/>
          <table:table-cell table:style-name="ce11"/>
          <table:table-cell table:style-name="ce9" table:number-columns-spanned="2" table:number-rows-spanned="1"/>
          <table:covered-table-cell/>
          <table:table-cell table:style-name="ce9"/>
          <table:table-cell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58-12-12" calcext:value-type="date">
            <text:p>12/12/58</text:p>
          </table:table-cell>
          <table:table-cell office:value-type="string" calcext:value-type="string" table:number-columns-spanned="2" table:number-rows-spanned="1">
            <text:p><text:a xlink:href="https://en.wikipedia.org/wiki/Cincinnati_Royals" xlink:type="simple">Cincinnati Royals</text:a> </text:p>
          </table:table-cell>
          <table:covered-table-cell/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59-11-04" calcext:value-type="date">
            <text:p>11/04/59</text:p>
          </table:table-cell>
          <table:table-cell office:value-type="string" calcext:value-type="string" table:number-columns-spanned="2" table:number-rows-spanned="1">
            <text:p><text:a xlink:href="https://en.wikipedia.org/wiki/Syracuse_Nationals" xlink:type="simple">Syracuse National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/>
          <table:table-cell table:style-name="ce9"/>
          <table:table-cell table:style-name="ce11"/>
          <table:table-cell table:style-name="ce9" table:number-columns-spanned="2" table:number-rows-spanned="1"/>
          <table:covered-table-cell/>
          <table:table-cell table:style-name="ce9"/>
          <table:table-cell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61-02-12" calcext:value-type="date">
            <text:p>02/12/61</text:p>
          </table:table-cell>
          <table:table-cell office:value-type="string" calcext:value-type="string" table:number-columns-spanned="2" table:number-rows-spanned="1">
            <text:p><text:a xlink:href="https://en.wikipedia.org/wiki/Philadelphia_Warriors" xlink:type="simple">Philadelphia Warriors</text:a> </text:p>
          </table:table-cell>
          <table:covered-table-cell/>
          <table:table-cell table:style-name="ce12"/>
          <table:table-cell/>
        </table:table-row>
        <table:table-row table:style-name="ro1">
          <table:covered-table-cell/>
          <table:table-cell/>
          <table:table-cell table:style-name="ce9"/>
          <table:table-cell table:style-name="ce11"/>
          <table:table-cell table:style-name="ce9" table:number-columns-spanned="2" table:number-rows-spanned="1"/>
          <table:covered-table-cell/>
          <table:table-cell table:style-name="ce9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Jerry_Lucas" xlink:type="simple">Jerry Lucas</text:a>* </text:p>
          </table:table-cell>
          <table:table-cell office:value-type="string" calcext:value-type="string">
            <text:p><text:a xlink:href="https://en.wikipedia.org/wiki/Cincinnati_Royals" xlink:type="simple">Cincinnati Royals</text:a> </text:p>
          </table:table-cell>
          <table:table-cell office:value-type="date" office:date-value="1964-02-29" calcext:value-type="date">
            <text:p>02/29/64</text:p>
          </table:table-cell>
          <table:table-cell office:value-type="string" calcext:value-type="string" table:number-columns-spanned="2" table:number-rows-spanned="1">
            <text:p><text:a xlink:href="https://en.wikipedia.org/wiki/Philadelphia_76ers" xlink:type="simple">Philadelphia 76er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San_Francisco_Warriors" xlink:type="simple">San Francisco Warriors</text:a> </text:p>
          </table:table-cell>
          <table:table-cell office:value-type="date" office:date-value="1964-11-22" calcext:value-type="date">
            <text:p>11/22/64</text:p>
          </table:table-cell>
          <table:table-cell office:value-type="string" calcext:value-type="string" table:number-columns-spanned="2" table:number-rows-spanned="1">
            <text:p><text:a xlink:href="https://en.wikipedia.org/wiki/Detroit_Pistons" xlink:type="simple">Detroit Piston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76ers" xlink:type="simple">Philadelphia 76ers</text:a> </text:p>
          </table:table-cell>
          <table:table-cell office:value-type="date" office:date-value="1965-12-28" calcext:value-type="date">
            <text:p>12/28/65</text:p>
          </table:table-cell>
          <table:table-cell office:value-type="string" calcext:value-type="string" table:number-columns-spanned="2" table:number-rows-spanned="1">
            <text:p><text:a xlink:href="https://en.wikipedia.org/wiki/Boston_Celtics" xlink:type="simple">Boston Celtics</text:a> </text:p>
          </table:table-cell>
          <table:covered-table-cell/>
          <table:table-cell table:number-columns-repeated="2"/>
        </table:table-row>
        <table:table-row table:style-name="ro3">
          <table:table-cell table:style-name="ce2" office:value-type="float" office:value="39" calcext:value-type="float" table:number-columns-spanned="1" table:number-rows-spanned="11">
            <text:p>39</text:p>
          </table:table-cell>
          <table:table-cell office:value-type="string" calcext:value-type="string">
            <text:p><text:a xlink:href="https://en.wikipedia.org/wiki/Neil_Johnston" xlink:type="simple">Neil Johnsto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54-12-04" calcext:value-type="date">
            <text:p>12/04/54</text:p>
          </table:table-cell>
          <table:table-cell office:value-type="string" calcext:value-type="string" table:number-columns-spanned="2" table:number-rows-spanned="1">
            <text:p><text:a xlink:href="https://en.wikipedia.org/wiki/Syracuse_Nationals" xlink:type="simple">Syracuse National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59-01-25" calcext:value-type="date">
            <text:p>01/25/59</text:p>
          </table:table-cell>
          <table:table-cell office:value-type="string" calcext:value-type="string" table:number-columns-spanned="2" table:number-rows-spanned="1">
            <text:p><text:a xlink:href="https://en.wikipedia.org/wiki/Detroit_Pistons" xlink:type="simple">Detroit Pistons</text:a> </text:p>
          </table:table-cell>
          <table:covered-table-cell/>
          <table:table-cell table:style-name="ce12"/>
          <table:table-cell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59-12-19" calcext:value-type="date">
            <text:p>12/19/59</text:p>
          </table:table-cell>
          <table:table-cell office:value-type="string" calcext:value-type="string" table:number-columns-spanned="2" table:number-rows-spanned="1">
            <text:p><text:a xlink:href="https://en.wikipedia.org/wiki/New_York_Knicks" xlink:type="simple">New York Knick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59-12-28" calcext:value-type="date">
            <text:p>12/28/59</text:p>
          </table:table-cell>
          <table:table-cell office:value-type="string" calcext:value-type="string" table:number-columns-spanned="2" table:number-rows-spanned="1">
            <text:p><text:a xlink:href="https://en.wikipedia.org/wiki/Cincinnati_Royals" xlink:type="simple">Cincinnati Royal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0-01-13" calcext:value-type="date">
            <text:p>01/13/60</text:p>
          </table:table-cell>
          <table:table-cell office:value-type="string" calcext:value-type="string" table:number-columns-spanned="2" table:number-rows-spanned="1">
            <text:p><text:a xlink:href="https://en.wikipedia.org/wiki/Syracuse_Nationals" xlink:type="simple">Syracuse National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0-01-29" calcext:value-type="date">
            <text:p>01/29/60</text:p>
          </table:table-cell>
          <table:table-cell office:value-type="string" calcext:value-type="string" table:number-columns-spanned="2" table:number-rows-spanned="1">
            <text:p><text:a xlink:href="https://en.wikipedia.org/wiki/Boston_Celtics" xlink:type="simple">Boston Celtic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/>
          <table:table-cell table:style-name="ce9"/>
          <table:table-cell table:style-name="ce11"/>
          <table:table-cell table:style-name="ce9" table:number-columns-spanned="2" table:number-rows-spanned="1"/>
          <table:covered-table-cell/>
          <table:table-cell table:style-name="ce13"/>
          <table:table-cell/>
        </table:table-row>
        <table:table-row table:style-name="ro1">
          <table:covered-table-cell/>
          <table:table-cell/>
          <table:table-cell table:style-name="ce9"/>
          <table:table-cell table:style-name="ce11"/>
          <table:table-cell table:style-name="ce9" table:number-columns-spanned="2" table:number-rows-spanned="1"/>
          <table:covered-table-cell/>
          <table:table-cell table:style-name="ce13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1-11-04" calcext:value-type="date">
            <text:p>11/04/61</text:p>
          </table:table-cell>
          <table:table-cell office:value-type="string" calcext:value-type="string" table:number-columns-spanned="2" table:number-rows-spanned="1">
            <text:p><text:a xlink:href="https://en.wikipedia.org/wiki/Detroit_Pistons" xlink:type="simple">Detroit Piston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61-12-21" calcext:value-type="date">
            <text:p>12/21/61</text:p>
          </table:table-cell>
          <table:table-cell office:value-type="string" calcext:value-type="string" table:number-columns-spanned="2" table:number-rows-spanned="1">
            <text:p><text:a xlink:href="https://en.wikipedia.org/wiki/New_York_Knicks" xlink:type="simple">New York Knick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/>
          <table:table-cell table:style-name="ce9"/>
          <table:table-cell table:style-name="ce11"/>
          <table:table-cell table:style-name="ce9" table:number-columns-spanned="2" table:number-rows-spanned="1"/>
          <table:covered-table-cell/>
          <table:table-cell table:style-name="ce9"/>
          <table:table-cell/>
        </table:table-row>
        <table:table-row table:style-name="ro3">
          <table:table-cell table:style-name="ce2" office:value-type="float" office:value="38" calcext:value-type="float" table:number-columns-spanned="1" table:number-rows-spanned="17">
            <text:p>38</text:p>
          </table:table-cell>
          <table:table-cell office:value-type="string" calcext:value-type="string">
            <text:p><text:a xlink:href="https://en.wikipedia.org/wiki/Maurice_Stokes" xlink:type="simple">Maurice Stokes</text:a>* </text:p>
          </table:table-cell>
          <table:table-cell office:value-type="string" calcext:value-type="string">
            <text:p><text:a xlink:href="https://en.wikipedia.org/wiki/Rochester_Royals" xlink:type="simple">Rochester Royals</text:a> </text:p>
          </table:table-cell>
          <table:table-cell office:value-type="date" office:date-value="1956-01-14" calcext:value-type="date">
            <text:p>01/14/56</text:p>
          </table:table-cell>
          <table:table-cell office:value-type="string" calcext:value-type="string" table:number-columns-spanned="2" table:number-rows-spanned="1">
            <text:p><text:a xlink:href="https://en.wikipedia.org/wiki/Syracuse_Nationals" xlink:type="simple">Syracuse National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58-02-23" calcext:value-type="date">
            <text:p>02/23/58</text:p>
          </table:table-cell>
          <table:table-cell office:value-type="string" calcext:value-type="string" table:number-columns-spanned="2" table:number-rows-spanned="1">
            <text:p><text:a xlink:href="https://en.wikipedia.org/wiki/Philadelphia_Warriors" xlink:type="simple">Philadelphia Warriors</text:a> </text:p>
          </table:table-cell>
          <table:covered-table-cell/>
          <table:table-cell table:style-name="ce12"/>
          <table:table-cell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59-12-04" calcext:value-type="date">
            <text:p>12/04/59</text:p>
          </table:table-cell>
          <table:table-cell office:value-type="string" calcext:value-type="string" table:number-columns-spanned="2" table:number-rows-spanned="1">
            <text:p><text:a xlink:href="https://en.wikipedia.org/wiki/New_York_Knicks" xlink:type="simple">New York Knick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0-11-29" calcext:value-type="date">
            <text:p>11/29/60</text:p>
          </table:table-cell>
          <table:table-cell office:value-type="string" calcext:value-type="string" table:number-columns-spanned="2" table:number-rows-spanned="1">
            <text:p><text:a xlink:href="https://en.wikipedia.org/wiki/Los_Angeles_Lakers" xlink:type="simple">Los Angeles Laker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0-12-18" calcext:value-type="date">
            <text:p>12/18/60</text:p>
          </table:table-cell>
          <table:table-cell office:value-type="string" calcext:value-type="string" table:number-columns-spanned="2" table:number-rows-spanned="1">
            <text:p><text:a xlink:href="https://en.wikipedia.org/wiki/Cincinnati_Royals" xlink:type="simple">Cincinnati Royal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/>
          <table:table-cell table:style-name="ce9"/>
          <table:table-cell table:style-name="ce11"/>
          <table:table-cell table:style-name="ce9" table:number-columns-spanned="2" table:number-rows-spanned="1"/>
          <table:covered-table-cell/>
          <table:table-cell table:style-name="ce9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Warriors" xlink:type="simple">Philadelphia Warriors</text:a> </text:p>
          </table:table-cell>
          <table:table-cell office:value-type="date" office:date-value="1961-11-25" calcext:value-type="date">
            <text:p>11/25/61</text:p>
          </table:table-cell>
          <table:table-cell office:value-type="string" calcext:value-type="string" table:number-columns-spanned="2" table:number-rows-spanned="1">
            <text:p><text:a xlink:href="https://en.wikipedia.org/wiki/Chicago_Packers" xlink:type="simple">Chicago Packer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63-02-21" calcext:value-type="date">
            <text:p>02/21/63</text:p>
          </table:table-cell>
          <table:table-cell office:value-type="string" calcext:value-type="string" table:number-columns-spanned="2" table:number-rows-spanned="1">
            <text:p><text:a xlink:href="https://en.wikipedia.org/wiki/San_Francisco_Warriors" xlink:type="simple">San Francisco Warrior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San_Francisco_Warriors" xlink:type="simple">San Francisco Warriors</text:a> </text:p>
          </table:table-cell>
          <table:table-cell office:value-type="date" office:date-value="1963-02-21" calcext:value-type="date">
            <text:p>02/21/63</text:p>
          </table:table-cell>
          <table:table-cell office:value-type="string" calcext:value-type="string" table:number-columns-spanned="2" table:number-rows-spanned="1">
            <text:p><text:a xlink:href="https://en.wikipedia.org/wiki/Boston_Celtics" xlink:type="simple">Boston Celtic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/>
          <table:table-cell table:style-name="ce9"/>
          <table:table-cell table:style-name="ce11"/>
          <table:table-cell table:style-name="ce9" table:number-columns-spanned="2" table:number-rows-spanned="1"/>
          <table:covered-table-cell/>
          <table:table-cell table:style-name="ce13"/>
          <table:table-cell/>
        </table:table-row>
        <table:table-row table:style-name="ro1">
          <table:covered-table-cell/>
          <table:table-cell/>
          <table:table-cell table:style-name="ce9"/>
          <table:table-cell table:style-name="ce11"/>
          <table:table-cell table:style-name="ce9" table:number-columns-spanned="2" table:number-rows-spanned="1"/>
          <table:covered-table-cell/>
          <table:table-cell table:style-name="ce13"/>
          <table:table-cell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65-01-30" calcext:value-type="date">
            <text:p>01/30/65</text:p>
          </table:table-cell>
          <table:table-cell office:value-type="string" calcext:value-type="string" table:number-columns-spanned="2" table:number-rows-spanned="1">
            <text:p><text:a xlink:href="https://en.wikipedia.org/wiki/New_York_Knicks" xlink:type="simple">New York Knicks</text:a> </text:p>
          </table:table-cell>
          <table:covered-table-cell/>
          <table:table-cell table:style-name="ce12"/>
          <table:table-cell/>
        </table:table-row>
        <table:table-row table:style-name="ro1">
          <table:covered-table-cell/>
          <table:table-cell office:value-type="string" calcext:value-type="string">
            <text:p><text:a xlink:href="https://en.wikipedia.org/wiki/Bill_Russell" xlink:type="simple">Bill Russell</text:a>* </text:p>
          </table:table-cell>
          <table:table-cell office:value-type="string" calcext:value-type="string">
            <text:p><text:a xlink:href="https://en.wikipedia.org/wiki/Boston_Celtics" xlink:type="simple">Boston Celtics</text:a> </text:p>
          </table:table-cell>
          <table:table-cell office:value-type="date" office:date-value="1965-03-03" calcext:value-type="date">
            <text:p>03/03/65</text:p>
          </table:table-cell>
          <table:table-cell office:value-type="string" calcext:value-type="string" table:number-columns-spanned="2" table:number-rows-spanned="1">
            <text:p><text:a xlink:href="https://en.wikipedia.org/wiki/Los_Angeles_Lakers" xlink:type="simple">Los Angeles Laker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76ers" xlink:type="simple">Philadelphia 76ers</text:a> </text:p>
          </table:table-cell>
          <table:table-cell office:value-type="date" office:date-value="1967-03-02" calcext:value-type="date">
            <text:p>03/02/67</text:p>
          </table:table-cell>
          <table:table-cell office:value-type="string" calcext:value-type="string" table:number-columns-spanned="2" table:number-rows-spanned="1">
            <text:p><text:a xlink:href="https://en.wikipedia.org/wiki/San_Francisco_Warriors" xlink:type="simple">San Francisco Warrior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/>
          <table:table-cell table:style-name="ce9"/>
          <table:table-cell table:style-name="ce11"/>
          <table:table-cell table:style-name="ce9" table:number-columns-spanned="2" table:number-rows-spanned="1"/>
          <table:covered-table-cell/>
          <table:table-cell table:style-name="ce9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Philadelphia_76ers" xlink:type="simple">Philadelphia 76ers</text:a> </text:p>
          </table:table-cell>
          <table:table-cell office:value-type="date" office:date-value="1967-12-20" calcext:value-type="date">
            <text:p>12/20/67</text:p>
          </table:table-cell>
          <table:table-cell office:value-type="string" calcext:value-type="string" table:number-columns-spanned="2" table:number-rows-spanned="1">
            <text:p><text:a xlink:href="https://en.wikipedia.org/wiki/Seattle_SuperSonics" xlink:type="simple">Seattle SuperSonic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Wilt_Chamberlain" xlink:type="simple">Wilt Chamberlain</text:a>* </text:p>
          </table:table-cell>
          <table:table-cell office:value-type="string" calcext:value-type="string">
            <text:p><text:a xlink:href="https://en.wikipedia.org/wiki/Los_Angeles_Lakers" xlink:type="simple">Los Angeles Lakers</text:a> </text:p>
          </table:table-cell>
          <table:table-cell office:value-type="date" office:date-value="1969-03-09" calcext:value-type="date">
            <text:p>03/09/69</text:p>
          </table:table-cell>
          <table:table-cell office:value-type="string" calcext:value-type="string" table:number-columns-spanned="2" table:number-rows-spanned="1">
            <text:p><text:a xlink:href="https://en.wikipedia.org/wiki/Baltimore_Bullets_(1963–73)" xlink:type="simple">Baltimore Bullets</text:a> </text:p>
          </table:table-cell>
          <table:covered-table-cell/>
          <table:table-cell table:style-name="ce14"/>
          <table:table-cell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<text:a xlink:href="https://en.wikipedia.org/wiki/Moses_Malone" xlink:type="simple">Moses Malone</text:a>* </text:p>
          </table:table-cell>
          <table:table-cell office:value-type="string" calcext:value-type="string">
            <text:p><text:a xlink:href="https://en.wikipedia.org/wiki/Houston_Rockets" xlink:type="simple">Houston Rockets</text:a> </text:p>
          </table:table-cell>
          <table:table-cell office:value-type="date" office:date-value="1979-02-09" calcext:value-type="date">
            <text:p>02/09/79</text:p>
          </table:table-cell>
          <table:table-cell office:value-type="string" calcext:value-type="string" table:number-columns-spanned="2" table:number-rows-spanned="1">
            <text:p><text:a xlink:href="https://en.wikipedia.org/wiki/Utah_Jazz" xlink:type="simple">New Orleans Jazz</text:a> </text:p>
          </table:table-cell>
          <table:covered-table-cell/>
          <table:table-cell table:number-columns-repeated="2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<text:a xlink:href="https://en.wikipedia.org/wiki/Charles_Oakley" xlink:type="simple">Charles Oakley</text:a> </text:p>
          </table:table-cell>
          <table:table-cell office:value-type="string" calcext:value-type="string">
            <text:p><text:a xlink:href="https://en.wikipedia.org/wiki/Chicago_Bulls" xlink:type="simple">Chicago Bulls</text:a> </text:p>
          </table:table-cell>
          <table:table-cell office:value-type="date" office:date-value="1988-04-22" calcext:value-type="date">
            <text:p>04/22/88</text:p>
          </table:table-cell>
          <table:table-cell office:value-type="string" calcext:value-type="string" table:number-columns-spanned="2" table:number-rows-spanned="1">
            <text:p><text:a xlink:href="https://en.wikipedia.org/wiki/Cleveland_Cavaliers" xlink:type="simple">Cleveland Cavaliers</text:a> </text:p>
          </table:table-cell>
          <table:covered-table-cell/>
          <table:table-cell table:style-name="ce12"/>
          <table:table-cell/>
        </table:table-row>
        <table:table-row table:style-name="ro3">
          <table:table-cell table:style-name="ce2" office:value-type="float" office:value="34" calcext:value-type="float" table:number-columns-spanned="1" table:number-rows-spanned="2">
            <text:p>34</text:p>
          </table:table-cell>
          <table:table-cell office:value-type="string" calcext:value-type="string">
            <text:p><text:a xlink:href="https://en.wikipedia.org/wiki/Dennis_Rodman" xlink:type="simple">Dennis Rodman</text:a>* </text:p>
          </table:table-cell>
          <table:table-cell office:value-type="string" calcext:value-type="string">
            <text:p><text:a xlink:href="https://en.wikipedia.org/wiki/Detroit_Pistons" xlink:type="simple">Detroit Pistons</text:a> </text:p>
          </table:table-cell>
          <table:table-cell office:value-type="date" office:date-value="1992-03-04" calcext:value-type="date">
            <text:p>03/04/92</text:p>
          </table:table-cell>
          <table:table-cell office:value-type="string" calcext:value-type="string" table:number-columns-spanned="2" table:number-rows-spanned="1">
            <text:p><text:a xlink:href="https://en.wikipedia.org/wiki/Indiana_Pacers" xlink:type="simple">Indiana Pacer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table:style-name="ce4" office:value-type="string" calcext:value-type="string">
            <text:p><text:a xlink:href="https://en.wikipedia.org/wiki/Rony_Seikaly" xlink:type="simple">Rony Seikaly</text:a> </text:p>
          </table:table-cell>
          <table:table-cell office:value-type="string" calcext:value-type="string">
            <text:p><text:a xlink:href="https://en.wikipedia.org/wiki/Miami_Heat" xlink:type="simple">Miami Heat</text:a> </text:p>
          </table:table-cell>
          <table:table-cell office:value-type="date" office:date-value="1993-03-03" calcext:value-type="date">
            <text:p>03/03/93</text:p>
          </table:table-cell>
          <table:table-cell office:value-type="string" calcext:value-type="string" table:number-columns-spanned="2" table:number-rows-spanned="1">
            <text:p><text:a xlink:href="https://en.wikipedia.org/wiki/Washington_Bullets" xlink:type="simple">Washington Bullets</text:a> </text:p>
          </table:table-cell>
          <table:covered-table-cell/>
          <table:table-cell table:style-name="ce12"/>
          <table:table-cell/>
        </table:table-row>
        <table:table-row table:style-name="ro3">
          <table:table-cell table:style-name="ce2" office:value-type="float" office:value="33" calcext:value-type="float" table:number-columns-spanned="1" table:number-rows-spanned="3">
            <text:p>33</text:p>
          </table:table-cell>
          <table:table-cell table:style-name="ce4" office:value-type="string" calcext:value-type="string">
            <text:p><text:a xlink:href="https://en.wikipedia.org/wiki/Swen_Nater" xlink:type="simple">Swen Nater</text:a> </text:p>
          </table:table-cell>
          <table:table-cell office:value-type="string" calcext:value-type="string">
            <text:p><text:a xlink:href="https://en.wikipedia.org/wiki/Milwaukee_Bucks" xlink:type="simple">Milwaukee Bucks</text:a> </text:p>
          </table:table-cell>
          <table:table-cell office:value-type="date" office:date-value="1976-12-19" calcext:value-type="date">
            <text:p>12/19/76</text:p>
          </table:table-cell>
          <table:table-cell office:value-type="string" calcext:value-type="string" table:number-columns-spanned="2" table:number-rows-spanned="1">
            <text:p><text:a xlink:href="https://en.wikipedia.org/wiki/Atlanta_Hawks" xlink:type="simple">Atlanta Hawk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<text:a xlink:href="https://en.wikipedia.org/wiki/Kevin_Willis" xlink:type="simple">Kevin Willis</text:a> </text:p>
          </table:table-cell>
          <table:table-cell office:value-type="string" calcext:value-type="string">
            <text:p><text:a xlink:href="https://en.wikipedia.org/wiki/Atlanta_Hawks" xlink:type="simple">Atlanta Hawks</text:a> </text:p>
          </table:table-cell>
          <table:table-cell office:value-type="date" office:date-value="1992-02-19" calcext:value-type="date">
            <text:p>02/19/92</text:p>
          </table:table-cell>
          <table:table-cell office:value-type="string" calcext:value-type="string" table:number-columns-spanned="2" table:number-rows-spanned="1">
            <text:p><text:a xlink:href="https://en.wikipedia.org/wiki/Washington_Bullets" xlink:type="simple">Washington Bullet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Charles_Barkley" xlink:type="simple">Charles Barkley</text:a>* </text:p>
          </table:table-cell>
          <table:table-cell office:value-type="string" calcext:value-type="string">
            <text:p><text:a xlink:href="https://en.wikipedia.org/wiki/Houston_Rockets" xlink:type="simple">Houston Rockets</text:a> </text:p>
          </table:table-cell>
          <table:table-cell office:value-type="date" office:date-value="1996-11-02" calcext:value-type="date">
            <text:p>11/02/96</text:p>
          </table:table-cell>
          <table:table-cell office:value-type="string" calcext:value-type="string" table:number-columns-spanned="2" table:number-rows-spanned="1">
            <text:p><text:a xlink:href="https://en.wikipedia.org/wiki/Phoenix_Suns" xlink:type="simple">Phoenix Suns</text:a> </text:p>
          </table:table-cell>
          <table:covered-table-cell/>
          <table:table-cell table:style-name="ce12"/>
          <table:table-cell/>
        </table:table-row>
        <table:table-row table:style-name="ro3">
          <table:table-cell table:style-name="ce2" office:value-type="float" office:value="32" calcext:value-type="float" table:number-columns-spanned="1" table:number-rows-spanned="5">
            <text:p>32</text:p>
          </table:table-cell>
          <table:table-cell office:value-type="string" calcext:value-type="string">
            <text:p><text:a xlink:href="https://en.wikipedia.org/wiki/Robert_Parish" xlink:type="simple">Robert Parish</text:a>* </text:p>
          </table:table-cell>
          <table:table-cell office:value-type="string" calcext:value-type="string">
            <text:p><text:a xlink:href="https://en.wikipedia.org/wiki/Golden_State_Warriors" xlink:type="simple">Golden State Warriors</text:a> </text:p>
          </table:table-cell>
          <table:table-cell office:value-type="date" office:date-value="1979-03-30" calcext:value-type="date">
            <text:p>03/30/79</text:p>
          </table:table-cell>
          <table:table-cell office:value-type="string" calcext:value-type="string" table:number-columns-spanned="2" table:number-rows-spanned="1">
            <text:p><text:a xlink:href="https://en.wikipedia.org/wiki/New_York_Knicks" xlink:type="simple">New York Knick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table:style-name="ce4" office:value-type="string" calcext:value-type="string">
            <text:p><text:a xlink:href="https://en.wikipedia.org/wiki/Swen_Nater" xlink:type="simple">Swen Nater</text:a> </text:p>
          </table:table-cell>
          <table:table-cell office:value-type="string" calcext:value-type="string">
            <text:p><text:a xlink:href="https://en.wikipedia.org/wiki/Los_Angeles_Clippers#1978–1984:_San_Diego_Clippers" xlink:type="simple">San Diego Clippers</text:a> </text:p>
          </table:table-cell>
          <table:table-cell office:value-type="date" office:date-value="1979-12-14" calcext:value-type="date">
            <text:p>12/14/79</text:p>
          </table:table-cell>
          <table:table-cell office:value-type="string" calcext:value-type="string" table:number-columns-spanned="2" table:number-rows-spanned="1">
            <text:p><text:a xlink:href="https://en.wikipedia.org/wiki/Denver_Nuggets" xlink:type="simple">Denver Nugget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Moses_Malone" xlink:type="simple">Moses Malone</text:a>* </text:p>
          </table:table-cell>
          <table:table-cell office:value-type="string" calcext:value-type="string">
            <text:p><text:a xlink:href="https://en.wikipedia.org/wiki/Houston_Rockets" xlink:type="simple">Houston Rockets</text:a> </text:p>
          </table:table-cell>
          <table:table-cell office:value-type="date" office:date-value="1982-02-11" calcext:value-type="date">
            <text:p>02/11/82</text:p>
          </table:table-cell>
          <table:table-cell office:value-type="string" calcext:value-type="string" table:number-columns-spanned="2" table:number-rows-spanned="1">
            <text:p><text:a xlink:href="https://en.wikipedia.org/wiki/Seattle_SuperSonics" xlink:type="simple">Seattle SuperSonic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Dennis_Rodman" xlink:type="simple">Dennis Rodman</text:a>* </text:p>
          </table:table-cell>
          <table:table-cell office:value-type="string" calcext:value-type="string">
            <text:p><text:a xlink:href="https://en.wikipedia.org/wiki/Detroit_Pistons" xlink:type="simple">Detroit Pistons</text:a> </text:p>
          </table:table-cell>
          <table:table-cell office:value-type="date" office:date-value="1992-01-28" calcext:value-type="date">
            <text:p>01/28/92</text:p>
          </table:table-cell>
          <table:table-cell office:value-type="string" calcext:value-type="string" table:number-columns-spanned="2" table:number-rows-spanned="1">
            <text:p><text:a xlink:href="https://en.wikipedia.org/wiki/Charlotte_Hornets" xlink:type="simple">Charlotte Hornet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<text:a xlink:href="https://en.wikipedia.org/wiki/Dennis_Rodman" xlink:type="simple">Dennis Rodman</text:a>* </text:p>
          </table:table-cell>
          <table:table-cell office:value-type="string" calcext:value-type="string">
            <text:p><text:a xlink:href="https://en.wikipedia.org/wiki/San_Antonio_Spurs" xlink:type="simple">San Antonio Spurs</text:a> </text:p>
          </table:table-cell>
          <table:table-cell office:value-type="date" office:date-value="1994-01-22" calcext:value-type="date">
            <text:p>01/22/94</text:p>
          </table:table-cell>
          <table:table-cell office:value-type="string" calcext:value-type="string" table:number-columns-spanned="2" table:number-rows-spanned="1">
            <text:p><text:a xlink:href="https://en.wikipedia.org/wiki/Dallas_Mavericks" xlink:type="simple">Dallas Mavericks</text:a> </text:p>
          </table:table-cell>
          <table:covered-table-cell/>
          <table:table-cell table:style-name="ce12"/>
          <table:table-cell/>
        </table:table-row>
        <table:table-row table:style-name="ro3">
          <table:table-cell table:style-name="ce2" office:value-type="float" office:value="31" calcext:value-type="float" table:number-columns-spanned="1" table:number-rows-spanned="6">
            <text:p>31</text:p>
          </table:table-cell>
          <table:table-cell table:style-name="ce4" office:value-type="string" calcext:value-type="string">
            <text:p><text:a xlink:href="https://en.wikipedia.org/wiki/Larry_Smith_(basketball,_born_1958)" xlink:type="simple">Larry Smith</text:a> </text:p>
          </table:table-cell>
          <table:table-cell office:value-type="string" calcext:value-type="string">
            <text:p><text:a xlink:href="https://en.wikipedia.org/wiki/Golden_State_Warriors" xlink:type="simple">Golden State Warriors</text:a> </text:p>
          </table:table-cell>
          <table:table-cell office:value-type="date" office:date-value="1981-03-28" calcext:value-type="date">
            <text:p>03/28/81</text:p>
          </table:table-cell>
          <table:table-cell office:value-type="string" calcext:value-type="string" table:number-columns-spanned="2" table:number-rows-spanned="1">
            <text:p><text:a xlink:href="https://en.wikipedia.org/wiki/Denver_Nuggets" xlink:type="simple">Denver Nugget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table:style-name="ce4" office:value-type="string" calcext:value-type="string">
            <text:p><text:a xlink:href="https://en.wikipedia.org/wiki/Kevin_Willis" xlink:type="simple">Kevin Willis</text:a> </text:p>
          </table:table-cell>
          <table:table-cell office:value-type="string" calcext:value-type="string">
            <text:p><text:a xlink:href="https://en.wikipedia.org/wiki/Atlanta_Hawks" xlink:type="simple">Atlanta Hawks</text:a> </text:p>
          </table:table-cell>
          <table:table-cell office:value-type="date" office:date-value="1991-12-03" calcext:value-type="date">
            <text:p>12/03/91</text:p>
          </table:table-cell>
          <table:table-cell office:value-type="string" calcext:value-type="string" table:number-columns-spanned="2" table:number-rows-spanned="1">
            <text:p><text:a xlink:href="https://en.wikipedia.org/wiki/Dallas_Mavericks" xlink:type="simple">Dallas Maverick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Dennis_Rodman" xlink:type="simple">Dennis Rodman</text:a>* </text:p>
          </table:table-cell>
          <table:table-cell office:value-type="string" calcext:value-type="string">
            <text:p><text:a xlink:href="https://en.wikipedia.org/wiki/Detroit_Pistons" xlink:type="simple">Detroit Pistons</text:a> </text:p>
          </table:table-cell>
          <table:table-cell office:value-type="date" office:date-value="1992-03-14" calcext:value-type="date">
            <text:p>03/14/92</text:p>
          </table:table-cell>
          <table:table-cell office:value-type="string" calcext:value-type="string" table:number-columns-spanned="2" table:number-rows-spanned="1">
            <text:p><text:a xlink:href="https://en.wikipedia.org/wiki/Sacramento_Kings" xlink:type="simple">Sacramento King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Dikembe_Mutombo" xlink:type="simple">Dikembe Mutombo</text:a>* </text:p>
          </table:table-cell>
          <table:table-cell office:value-type="string" calcext:value-type="string">
            <text:p><text:a xlink:href="https://en.wikipedia.org/wiki/Denver_Nuggets" xlink:type="simple">Denver Nuggets</text:a> </text:p>
          </table:table-cell>
          <table:table-cell office:value-type="date" office:date-value="1996-03-26" calcext:value-type="date">
            <text:p>03/26/96</text:p>
          </table:table-cell>
          <table:table-cell office:value-type="string" calcext:value-type="string" table:number-columns-spanned="2" table:number-rows-spanned="1">
            <text:p><text:a xlink:href="https://en.wikipedia.org/wiki/Charlotte_Hornets" xlink:type="simple">Charlotte Hornet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table:style-name="ce8" office:value-type="string" calcext:value-type="string">
            <text:p><text:a xlink:href="https://en.wikipedia.org/wiki/Kevin_Love" xlink:type="simple">Kevin Love</text:a>^ </text:p>
          </table:table-cell>
          <table:table-cell office:value-type="string" calcext:value-type="string">
            <text:p><text:a xlink:href="https://en.wikipedia.org/wiki/Minnesota_Timberwolves" xlink:type="simple">Minnesota Timberwolves</text:a> </text:p>
          </table:table-cell>
          <table:table-cell office:value-type="date" office:date-value="2010-11-12" calcext:value-type="date">
            <text:p>11/12/10</text:p>
          </table:table-cell>
          <table:table-cell office:value-type="string" calcext:value-type="string" table:number-columns-spanned="2" table:number-rows-spanned="1">
            <text:p><text:a xlink:href="https://en.wikipedia.org/wiki/New_York_Knicks" xlink:type="simple">New York Knick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table:style-name="ce8" office:value-type="string" calcext:value-type="string">
            <text:p><text:a xlink:href="https://en.wikipedia.org/wiki/Jusuf_Nurkić" xlink:type="simple">Jusuf Nurkić</text:a>^ </text:p>
          </table:table-cell>
          <table:table-cell office:value-type="string" calcext:value-type="string">
            <text:p><text:a xlink:href="https://en.wikipedia.org/wiki/Phoenix_Suns" xlink:type="simple">Phoenix Suns</text:a> </text:p>
          </table:table-cell>
          <table:table-cell office:value-type="date" office:date-value="2024-03-03" calcext:value-type="date">
            <text:p>03/03/24</text:p>
          </table:table-cell>
          <table:table-cell office:value-type="string" calcext:value-type="string" table:number-columns-spanned="2" table:number-rows-spanned="1">
            <text:p><text:a xlink:href="https://en.wikipedia.org/wiki/Oklahoma_City_Thunder" xlink:type="simple">Oklahoma City Thunder</text:a> </text:p>
          </table:table-cell>
          <table:covered-table-cell/>
          <table:table-cell table:style-name="ce12"/>
          <table:table-cell/>
        </table:table-row>
        <table:table-row table:style-name="ro3">
          <table:table-cell table:style-name="ce2" office:value-type="float" office:value="30" calcext:value-type="float" table:number-columns-spanned="1" table:number-rows-spanned="7">
            <text:p>30</text:p>
          </table:table-cell>
          <table:table-cell office:value-type="string" calcext:value-type="string">
            <text:p><text:a xlink:href="https://en.wikipedia.org/wiki/Kareem_Abdul-Jabbar" xlink:type="simple">Kareem Abdul-Jabbar</text:a>* </text:p>
          </table:table-cell>
          <table:table-cell office:value-type="string" calcext:value-type="string">
            <text:p><text:a xlink:href="https://en.wikipedia.org/wiki/Los_Angeles_Lakers" xlink:type="simple">Los Angeles Lakers</text:a> </text:p>
          </table:table-cell>
          <table:table-cell office:value-type="date" office:date-value="1978-02-03" calcext:value-type="date">
            <text:p>02/03/78</text:p>
          </table:table-cell>
          <table:table-cell office:value-type="string" calcext:value-type="string" table:number-columns-spanned="2" table:number-rows-spanned="1">
            <text:p><text:a xlink:href="https://en.wikipedia.org/wiki/New_Jersey_Nets" xlink:type="simple">New Jersey Nets</text:a> 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<text:a xlink:href="https://en.wikipedia.org/wiki/Swen_Nater" xlink:type="simple">Swen Nater</text:a> </text:p>
          </table:table-cell>
          <table:table-cell office:value-type="string" calcext:value-type="string">
            <text:p><text:a xlink:href="https://en.wikipedia.org/wiki/Buffalo_Braves" xlink:type="simple">Buffalo Braves</text:a> </text:p>
          </table:table-cell>
          <table:table-cell office:value-type="date" office:date-value="1978-03-04" calcext:value-type="date">
            <text:p>03/04/78</text:p>
          </table:table-cell>
          <table:table-cell office:value-type="string" calcext:value-type="string" table:number-columns-spanned="2" table:number-rows-spanned="1">
            <text:p><text:a xlink:href="https://en.wikipedia.org/wiki/New_Jersey_Nets" xlink:type="simple">New Jersey Net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table:style-name="ce4" office:value-type="string" calcext:value-type="string">
            <text:p><text:a xlink:href="https://en.wikipedia.org/wiki/Michael_Cage" xlink:type="simple">Michael Cage</text:a> </text:p>
          </table:table-cell>
          <table:table-cell office:value-type="string" calcext:value-type="string">
            <text:p><text:a xlink:href="https://en.wikipedia.org/wiki/Los_Angeles_Clippers" xlink:type="simple">Los Angeles Clippers</text:a> </text:p>
          </table:table-cell>
          <table:table-cell office:value-type="date" office:date-value="1988-04-24" calcext:value-type="date">
            <text:p>04/24/88</text:p>
          </table:table-cell>
          <table:table-cell office:value-type="string" calcext:value-type="string" table:number-columns-spanned="2" table:number-rows-spanned="1">
            <text:p><text:a xlink:href="https://en.wikipedia.org/wiki/Seattle_SuperSonics" xlink:type="simple">Seattle SuperSonic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Dennis_Rodman" xlink:type="simple">Dennis Rodman</text:a>* </text:p>
          </table:table-cell>
          <table:table-cell office:value-type="string" calcext:value-type="string">
            <text:p><text:a xlink:href="https://en.wikipedia.org/wiki/San_Antonio_Spurs" xlink:type="simple">San Antonio Spurs</text:a> </text:p>
          </table:table-cell>
          <table:table-cell office:value-type="date" office:date-value="1995-02-21" calcext:value-type="date">
            <text:p>02/21/95</text:p>
          </table:table-cell>
          <table:table-cell office:value-type="string" calcext:value-type="string" table:number-columns-spanned="2" table:number-rows-spanned="1">
            <text:p><text:a xlink:href="https://en.wikipedia.org/wiki/Houston_Rockets" xlink:type="simple">Houston Rocket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table:style-name="ce4" office:value-type="string" calcext:value-type="string">
            <text:p><text:a xlink:href="https://en.wikipedia.org/wiki/Andrew_Bynum" xlink:type="simple">Andrew Bynum</text:a> </text:p>
          </table:table-cell>
          <table:table-cell office:value-type="string" calcext:value-type="string">
            <text:p><text:a xlink:href="https://en.wikipedia.org/wiki/Los_Angeles_Lakers" xlink:type="simple">Los Angeles Lakers</text:a> </text:p>
          </table:table-cell>
          <table:table-cell office:value-type="date" office:date-value="2012-04-11" calcext:value-type="date">
            <text:p>04/11/12</text:p>
          </table:table-cell>
          <table:table-cell office:value-type="string" calcext:value-type="string" table:number-columns-spanned="2" table:number-rows-spanned="1">
            <text:p><text:a xlink:href="https://en.wikipedia.org/wiki/San_Antonio_Spurs" xlink:type="simple">San Antonio Spurs</text:a> </text:p>
          </table:table-cell>
          <table:covered-table-cell/>
          <table:table-cell table:style-name="ce12"/>
          <table:table-cell/>
        </table:table-row>
        <table:table-row table:style-name="ro3">
          <table:covered-table-cell/>
          <table:table-cell office:value-type="string" calcext:value-type="string">
            <text:p><text:a xlink:href="https://en.wikipedia.org/wiki/Dwight_Howard" xlink:type="simple">Dwight Howard</text:a>* </text:p>
          </table:table-cell>
          <table:table-cell office:value-type="string" calcext:value-type="string">
            <text:p><text:a xlink:href="https://en.wikipedia.org/wiki/Charlotte_Hornets" xlink:type="simple">Charlotte Hornets</text:a> </text:p>
          </table:table-cell>
          <table:table-cell office:value-type="date" office:date-value="2018-03-21" calcext:value-type="date">
            <text:p>03/21/18</text:p>
          </table:table-cell>
          <table:table-cell office:value-type="string" calcext:value-type="string" table:number-columns-spanned="2" table:number-rows-spanned="1">
            <text:p><text:a xlink:href="https://en.wikipedia.org/wiki/Brooklyn_Nets" xlink:type="simple">Brooklyn Nets</text:a> </text:p>
          </table:table-cell>
          <table:covered-table-cell/>
          <table:table-cell table:number-columns-repeated="2"/>
        </table:table-row>
        <table:table-row table:style-name="ro3">
          <table:covered-table-cell/>
          <table:table-cell table:style-name="ce4" office:value-type="string" calcext:value-type="string">
            <text:p><text:a xlink:href="https://en.wikipedia.org/wiki/Enes_Kanter_Freedom" xlink:type="simple">Enes Kanter Freedom</text:a> </text:p>
          </table:table-cell>
          <table:table-cell office:value-type="string" calcext:value-type="string">
            <text:p><text:a xlink:href="https://en.wikipedia.org/wiki/Portland_Trail_Blazers" xlink:type="simple">Portland Trail Blazers</text:a> </text:p>
          </table:table-cell>
          <table:table-cell office:value-type="date" office:date-value="2021-04-10" calcext:value-type="date">
            <text:p>04/10/21</text:p>
          </table:table-cell>
          <table:table-cell office:value-type="string" calcext:value-type="string" table:number-columns-spanned="2" table:number-rows-spanned="1">
            <text:p><text:a xlink:href="https://en.wikipedia.org/wiki/Detroit_Pistons" xlink:type="simple">Detroit Pistons</text:a> </text:p>
          </table:table-cell>
          <table:covered-table-cell/>
          <table:table-cell table:style-name="ce14"/>
          <table:table-cell/>
        </table:table-row>
        <table:table-row table:style-name="ro3">
          <table:table-cell table:style-name="ce3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4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4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4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6">
          <table:table-cell table:style-name="ce3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6">
          <table:table-cell table:style-name="ce3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6">
          <table:table-cell table:style-name="ce5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6">
          <table:table-cell table:style-name="ce3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4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6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1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4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4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4" table:number-columns-spanned="8" table:number-rows-spanned="1"/>
          <table:covered-table-cell table:number-columns-repeated="4" table:style-name="Default"/>
          <table:covered-table-cell/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3T16:01:42.846000000</meta:creation-date>
    <dc:date>2025-04-13T16:04:08.372000000</dc:date>
    <meta:editing-duration>PT2M25S</meta:editing-duration>
    <meta:editing-cycles>1</meta:editing-cycles>
    <meta:document-statistic meta:table-count="1" meta:cell-count="302" meta:object-count="1"/>
    <meta:generator>LibreOffice/7.6.4.1$Windows_X86_64 LibreOffice_project/e19e193f88cd6c0525a17fb7a176ed8e6a3e2aa1</meta:generator>
  </office:meta>
</office:document-meta>
</file>